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f56de"/>
    </style:style>
    <style:style style:name="P5" style:family="paragraph" style:parent-style-name="Standard">
      <style:paragraph-properties fo:text-align="justify" style:justify-single-word="false"/>
      <style:text-properties officeooo:paragraph-rsid="0012bee1"/>
    </style:style>
    <style:style style:name="P6" style:family="paragraph" style:parent-style-name="Standard">
      <style:paragraph-properties fo:text-align="justify" style:justify-single-word="false"/>
      <style:text-properties officeooo:paragraph-rsid="00177f72"/>
    </style:style>
    <style:style style:name="P7" style:family="paragraph" style:parent-style-name="Standard">
      <style:paragraph-properties fo:text-align="justify" style:justify-single-word="false"/>
      <style:text-properties officeooo:paragraph-rsid="001846c6"/>
    </style:style>
    <style:style style:name="P8" style:family="paragraph" style:parent-style-name="Standard">
      <style:paragraph-properties fo:text-align="justify" style:justify-single-word="false"/>
      <style:text-properties officeooo:paragraph-rsid="001baaa2"/>
    </style:style>
    <style:style style:name="P9" style:family="paragraph" style:parent-style-name="Standard">
      <style:paragraph-properties fo:text-align="justify" style:justify-single-word="false"/>
      <style:text-properties officeooo:rsid="000f56de" officeooo:paragraph-rsid="000f56de"/>
    </style:style>
    <style:style style:name="P10" style:family="paragraph" style:parent-style-name="Standard">
      <style:paragraph-properties fo:text-align="start" style:justify-single-word="false"/>
      <style:text-properties officeooo:rsid="000f56de" officeooo:paragraph-rsid="000f56d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f56d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0pt" officeooo:paragraph-rsid="00177f72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officeooo:paragraph-rsid="001d024f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rsid="001ebc1d" officeooo:paragraph-rsid="001ebc1d"/>
    </style:style>
    <style:style style:name="T1" style:family="text">
      <style:text-properties officeooo:rsid="0009f728"/>
    </style:style>
    <style:style style:name="T2" style:family="text">
      <style:text-properties officeooo:rsid="000b7688"/>
    </style:style>
    <style:style style:name="T3" style:family="text">
      <style:text-properties officeooo:rsid="000c9cbd"/>
    </style:style>
    <style:style style:name="T4" style:family="text">
      <style:text-properties officeooo:rsid="000e5d8d"/>
    </style:style>
    <style:style style:name="T5" style:family="text">
      <style:text-properties officeooo:rsid="000f56de"/>
    </style:style>
    <style:style style:name="T6" style:family="text">
      <style:text-properties officeooo:rsid="0011cec9"/>
    </style:style>
    <style:style style:name="T7" style:family="text">
      <style:text-properties officeooo:rsid="001258f8"/>
    </style:style>
    <style:style style:name="T8" style:family="text">
      <style:text-properties officeooo:rsid="00137f34"/>
    </style:style>
    <style:style style:name="T9" style:family="text">
      <style:text-properties officeooo:rsid="00162661"/>
    </style:style>
    <style:style style:name="T10" style:family="text">
      <style:text-properties officeooo:rsid="00177f72"/>
    </style:style>
    <style:style style:name="T11" style:family="text">
      <style:text-properties officeooo:rsid="001839ce"/>
    </style:style>
    <style:style style:name="T12" style:family="text">
      <style:text-properties officeooo:rsid="001846c6"/>
    </style:style>
    <style:style style:name="T13" style:family="text">
      <style:text-properties officeooo:rsid="00189018"/>
    </style:style>
    <style:style style:name="T14" style:family="text">
      <style:text-properties officeooo:rsid="001a89a4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officeooo:rsid="001b617f"/>
    </style:style>
    <style:style style:name="T17" style:family="text">
      <style:text-properties officeooo:rsid="001b8a8f"/>
    </style:style>
    <style:style style:name="T18" style:family="text">
      <style:text-properties officeooo:rsid="001baaa2"/>
    </style:style>
    <style:style style:name="T19" style:family="text">
      <style:text-properties fo:color="#999999" loext:opacity="100%"/>
    </style:style>
    <style:style style:name="T20" style:family="text">
      <style:text-properties fo:color="#999999" loext:opacity="100%" officeooo:rsid="001baaa2"/>
    </style:style>
    <style:style style:name="T21" style:family="text">
      <style:text-properties fo:color="#999999" loext:opacity="100%" officeooo:rsid="001d2bfa"/>
    </style:style>
    <style:style style:name="T22" style:family="text">
      <style:text-properties fo:color="#999999" loext:opacity="100%" officeooo:rsid="001e72d8"/>
    </style:style>
    <style:style style:name="T23" style:family="text">
      <style:text-properties officeooo:rsid="001ebc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</text:p>
      <text:p text:style-name="P11">Curso SpringMVC</text:p>
      <text:p text:style-name="P1">===============</text:p>
      <text:p text:style-name="P1"/>
      <text:p text:style-name="P11">Eclipse</text:p>
      <text:p text:style-name="P11">MariaDB - HeidiSQL</text:p>
      <text:p text:style-name="P11">Java </text:p>
      <text:p text:style-name="P1"/>
      <text:p text:style-name="P1">Aplicação Web, utilizando um Servlet</text:p>
      <text:p text:style-name="P1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1"/>
      <text:p text:style-name="P1">Ex.: Uma requisição para: localhost:8080/pedi<text:span text:style-name="T1">d</text:span>os; um Get para /pedidos</text:p>
      <text:p text:style-name="P1"/>
      <text:p text:style-name="P1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1"/>
      <text:p text:style-name="P1">Dado que a Action já retornou essa informação, o que a Servlet precisa fazer é redireci<text:span text:style-name="T2">o</text:span>nar isso para a JSP específica para processar essa requisição, que tem a inteligência de pegar a lista que foi recuperada pela Action através do Modelo e gera<text:span text:style-name="T2">r</text:span> um html que vai ser enviado para o usuário. </text:p>
      <text:p text:style-name="P1"/>
      <text:p text:style-name="P1">Aqui temos a separação utilizando Spring MVC.</text:p>
      <text:p text:style-name="P1"/>
      <text:p text:style-name="P1">SpringBoot já vem com o Tomcat integrado.</text:p>
      <text:p text:style-name="P1"/>
      <text:p text:style-name="P1">Servlet: projeto Spring MVC, já pré configurado junto com o SpringBoot.</text:p>
      <text:p text:style-name="P1"/>
      <text:p text:style-name="P1">As requisições batem no Spring MVC, e não sabe chegar no pedido.</text:p>
      <text:p text:style-name="P1"/>
      <text:p text:style-name="P1">Para integrar o Modelo com o Spring MVC, é necessário criar um Controller, que é uma classe, e cada método dessas classes Controllers são Actions diferentes.</text:p>
      <text:p text:style-name="P1"/>
      <text:p text:style-name="P1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1"/>
      <text:p text:style-name="P1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1"/>
      <text:p text:style-name="P1"><text:span text:style-name="T13">www.</text:span>spring.io</text:p>
      <text:p text:style-name="P1">M<text:span text:style-name="T13">e</text:span>nu Projects</text:p>
      <text:p text:style-name="P1">SpringBoot integrado com SpringFramewrok (SpringMVC)</text:p>
      <text:p text:style-name="P1"/>
      <text:p text:style-name="P1">Learn/ Reference Doc/ Getting Started/ Maven Project</text:p>
      <text:p text:style-name="P12"><text:soft-page-break/><text:span text:style-name="T5">Dependências a serem adicionadas:</text:span></text:p>
      <text:p text:style-name="P9"/>
      <text:p text:style-name="P10">Spring Web: SpringMVC configurado, com RESTful, Tomcat</text:p>
      <text:p text:style-name="P10">Thymeleaf: Gerenciar as views, gerar html</text:p>
      <text:p text:style-name="P4"><text:span text:style-name="T5">SpringBoot DevTolls: </text:span>Faz o restart da aplicação enquanto estamos programando logo que ele detecta alguma modificação, ele agiliza a programação porque evita de ter que ficar derrubando servidor e subindo novamente.</text:p>
      <text:p text:style-name="P10"/>
      <text:p text:style-name="P1">Generate</text:p>
      <text:p text:style-name="P1">Feito isso, descompacte o arquivo na pasta do WorkSpace e importe o projeto.</text:p>
      <text:p text:style-name="P1"/>
      <text:p text:style-name="P1">No Eclipse: Import/Maven</text:p>
      <text:p text:style-name="P1">Existing Maven Projects</text:p>
      <text:p text:style-name="P1">Past<text:span text:style-name="T3">a</text:span> Mudi</text:p>
      <text:p text:style-name="P1"/>
      <text:p text:style-name="P1">Todas as dependências que estão no pom.xml serão baixadas.</text:p>
      <text:p text:style-name="P1"/>
      <text:p text:style-name="P13">&lt;dependencies&gt;</text:p>
      <text:p text:style-name="P13"><text:tab/>&lt;dependency&gt;</text:p>
      <text:p text:style-name="P13"><text:tab/><text:tab/>...</text:p>
      <text:p text:style-name="P13"><text:tab/>&lt;/dependency&gt;</text:p>
      <text:p text:style-name="P13">&lt;/dependencies&gt;</text:p>
      <text:p text:style-name="P1"/>
      <text:p text:style-name="P1">Foi criado uma classe chamada MudiApplication com o método main, que ao rodar a aplicação, já vai subir com Tomcat configurado.</text:p>
      <text:p text:style-name="P1"/>
      <text:p text:style-name="P1">==============================</text:p>
      <text:p text:style-name="P11">Criação do Primeiro Controller</text:p>
      <text:p text:style-name="P1">==============================</text:p>
      <text:p text:style-name="P1"/>
      <text:p text:style-name="P1">Criar a primeira tela, o primeiro Controller e mandar as informações do Controller pra tela processando com o Thymeleaf.</text:p>
      <text:p text:style-name="P1"/>
      <text:p text:style-name="P5">Criar uma classe HelloController, <text:span text:style-name="T7">no package controller, </text:span>onde serão adicionadas as nossas <text:span text:style-name="T14">a</text:span>ctions</text:p>
      <text:p text:style-name="P1"/>
      <text:p text:style-name="P8">Vamos criar um método <text:span text:style-name="T17">(uma action)</text:span>, que retorna uma String, chamad<text:span text:style-name="T18">a</text:span> de hello, que vai processar uma requisição do usuário e redirecionar para uma detemrinada view, no caso uma view chamada "hello". <text:span text:style-name="T17">A view vai ser um html, que por padrão, já que estamos trabalhando com Thymeleaf </text:span><text:span text:style-name="T18">(por padrão, as páginas no Thymeleaf são html normais)</text:span><text:span text:style-name="T17">, SpringBoot e SpringMVC, ele já configura uma pasta chamada templates, dentro de src/main/resources, onde deverá ser criada uma página chamada de hello.html</text:span>:</text:p>
      <text:p text:style-name="P1"/>
      <text:p text:style-name="P13">puclic class HelloController {</text:p>
      <text:p text:style-name="P15"><text:tab/>public String hello /<text:span text:style-name="T19">*</text:span><text:span text:style-name="T20">action*/</text:span>(){</text:p>
      <text:p text:style-name="P15"><text:tab/><text:tab/>return "hello" <text:span text:style-name="T19">/*</text:span><text:span text:style-name="T20">nome da view</text:span><text:span text:style-name="T19">*/</text:span>;</text:p>
      <text:p text:style-name="P13"><text:tab/>}</text:p>
      <text:p text:style-name="P13">}</text:p>
      <text:p text:style-name="P1"/>
      <text:p text:style-name="P1"/>
      <text:p text:style-name="P1"/>
      <text:p text:style-name="P1"/>
      <text:p text:style-name="P1"/>
      <text:p text:style-name="P1"><text:soft-page-break/><text:span text:style-name="T8">N</text:span>a pasta src/main/resources/templates será criado um arquivo html com o nome de hello.html:</text:p>
      <text:p text:style-name="P1"/>
      <text:p text:style-name="P1">======================================</text:p>
      <text:p text:style-name="P13">&lt;html&gt;</text:p>
      <text:p text:style-name="P13"><text:tab/>&lt;head&gt;</text:p>
      <text:p text:style-name="P13"><text:tab/><text:tab/>&lt;meta charset="UTF-8/&gt;</text:p>
      <text:p text:style-name="P13"><text:tab/>&lt;/head&gt;</text:p>
      <text:p text:style-name="P13"><text:tab/>&lt;body&gt;</text:p>
      <text:p text:style-name="P13"><text:tab/><text:tab/>oi</text:p>
      <text:p text:style-name="P13"><text:tab/>&lt;/body&gt;</text:p>
      <text:p text:style-name="P13">&lt;/htm<text:span text:style-name="T16">l</text:span>&gt;</text:p>
      <text:p text:style-name="P1">======================================</text:p>
      <text:p text:style-name="P1"/>
      <text:p text:style-name="P1">Como se chegar nessa view?</text:p>
      <text:p text:style-name="P1"><text:span text:style-name="T4">A </text:span>requisição <text:span text:style-name="T4">que </text:span>bate no Spring tem que ser redirecionada para <text:span text:style-name="T18">esse</text:span> método hello() que é uma action, ou seja, as actions são métodos de classes Controllers e o retorno dessa <text:span text:style-name="T16">a</text:span>ction é o nome da view que deve ser processada, cuja a requisição deve ser redirecionada para gerar o html que vai se<text:span text:style-name="T17">r</text:span> devolvido para o usuário.</text:p>
      <text:p text:style-name="P1"/>
      <text:p text:style-name="P1">Para integrar a nossa classe HelloController a nossa aplicação com o Spring, <text:span text:style-name="T9">é</text:span> utilizada a anotaç<text:span text:style-name="T9">ão</text:span> @Controller. Quando uma classe é anotada com o @Controller, ela passa a ser gerenciada pelo Spring.</text:p>
      <text:p text:style-name="P1"/>
      <text:p text:style-name="P1">===============================</text:p>
      <text:p text:style-name="P13">@Controller</text:p>
      <text:p text:style-name="P13">puclic class HelloController {</text:p>
      <text:p text:style-name="P13"><text:tab/>public String hello(){</text:p>
      <text:p text:style-name="P13"><text:tab/><text:tab/>return "hello";</text:p>
      <text:p text:style-name="P13"><text:tab/>}</text:p>
      <text:p text:style-name="P13">}</text:p>
      <text:p text:style-name="P1">===============================</text:p>
      <text:p text:style-name="P1"/>
      <text:p text:style-name="P1">Cada método é uma <text:span text:style-name="T17">a</text:span>ction que o Spring vai mapear as requisições para bater nos métodos dos nossos controllers, que podem ser vários.</text:p>
      <text:p text:style-name="P1"/>
      <text:p text:style-name="P1">Nesse caso, estamos fazendo uma requisição, <text:span text:style-name="T17">utilizando </text:span>um método get para hello.</text:p>
      <text:p text:style-name="P1"/>
      <text:p text:style-name="P1">Para que essa requisição get chamada de hello avise o Spring que ao receber o método /hello, cham<text:span text:style-name="T17">e</text:span>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1"/>
      <text:p text:style-name="P1">===============================</text:p>
      <text:p text:style-name="P13">@Controller</text:p>
      <text:p text:style-name="P13">puclic class HelloController {</text:p>
      <text:p text:style-name="P13"/>
      <text:p text:style-name="P13"><text:tab/>@GetMapping("/hello" <text:span text:style-name="T19">/*</text:span><text:span text:style-name="T21">path</text:span><text:span text:style-name="T19">*/</text:span>)</text:p>
      <text:p text:style-name="P13"><text:tab/>public String hello <text:span text:style-name="T19">/*</text:span><text:span text:style-name="T22">action</text:span><text:span text:style-name="T19">*/</text:span>(){</text:p>
      <text:p text:style-name="P13"><text:tab/><text:tab/>return "hello" <text:span text:style-name="T19">/*</text:span><text:span text:style-name="T22">view</text:span><text:span text:style-name="T19">*/</text:span>;</text:p>
      <text:p text:style-name="P13"><text:tab/>}</text:p>
      <text:p text:style-name="P13">}</text:p>
      <text:p text:style-name="P6">Para adicionar informações como valores e variáveis a partir das nossas actions <text:span text:style-name="T10">para que</text:span> possam ser lidos na view, ou seja, como as views recebem as informações, <text:span text:style-name="T10">podemos utilizar a interface Model.</text:span></text:p>
      <text:p text:style-name="P1"/>
      <text:p text:style-name="P1"><text:soft-page-break/><text:span text:style-name="T10">Com</text:span> <text:span text:style-name="T10">a Interface Model</text:span>, consegu<text:span text:style-name="T10">imos</text:span> adicionar atributos que já vão ser acessados pela view.</text:p>
      <text:p text:style-name="P1"/>
      <text:p text:style-name="P6">Nós não precisamos utilizar o <text:span text:style-name="T10">método</text:span> HttpServletRequest porque o Spring nos dá a Interface Model, onde podemos adicionar valores nele chamando o método <text:span text:style-name="T10">add.Attribute</text:span><text:span text:style-name="T11">(</text:span><text:span text:style-name="T12">atributo/variável, valor</text:span><text:span text:style-name="T11">)</text:span><text:span text:style-name="T10">.</text:span> </text:p>
      <text:p text:style-name="P6"/>
      <text:p text:style-name="P6"><text:span text:style-name="T12">A Interface</text:span> Model funciona da mesma forma que o HttpServletRequest, mas sem precisar utilizar a camada mais abaixo, <text:span text:style-name="T17">que é </text:span>a camada de Servlets, fazendo com que permaneça<text:span text:style-name="T10">mos</text:span> no nível do Spring.</text:p>
      <text:p text:style-name="P6"/>
      <text:p text:style-name="P6">===================================================</text:p>
      <text:p text:style-name="P14">@Controller</text:p>
      <text:p text:style-name="P14">puclic class HelloController {</text:p>
      <text:p text:style-name="P14"/>
      <text:p text:style-name="P14"><text:tab/>@GetMapping("/hello")</text:p>
      <text:p text:style-name="P14"><text:tab/>public String hello(Model model){</text:p>
      <text:p text:style-name="P14"><text:tab/><text:tab/>model.addAttribute("nome", "Mundo");</text:p>
      <text:p text:style-name="P6"><text:span text:style-name="T15"><text:tab/><text:tab/>return "hello";</text:span></text:p>
      <text:p text:style-name="P14"><text:tab/>}</text:p>
      <text:p text:style-name="P14">}</text:p>
      <text:p text:style-name="P6">===================================================</text:p>
      <text:p text:style-name="P6"/>
      <text:p text:style-name="P1">Os valores <text:span text:style-name="T10">passados no Model </text:span>podem ser acessados na camada de visão usando o Thymeleaf, por exemplo:</text:p>
      <text:p text:style-name="P1"/>
      <text:p text:style-name="P16">Sem o Thymeleaf:</text:p>
      <text:p text:style-name="P1">======================================</text:p>
      <text:p text:style-name="P13">&lt;html&gt;</text:p>
      <text:p text:style-name="P13"><text:tab/>&lt;head&gt;</text:p>
      <text:p text:style-name="P13"><text:tab/><text:tab/>&lt;meta charset="UTF-8/&gt;</text:p>
      <text:p text:style-name="P13"><text:tab/>&lt;/head&gt;</text:p>
      <text:p text:style-name="P13"><text:tab/>&lt;body&gt;</text:p>
      <text:p text:style-name="P13"><text:tab/><text:tab/>oi &lt;span&gt;João&lt;/span&gt;</text:p>
      <text:p text:style-name="P13"><text:tab/>&lt;/body&gt;</text:p>
      <text:p text:style-name="P13">&lt;/htm&gt;</text:p>
      <text:p text:style-name="P1">======================================</text:p>
      <text:p text:style-name="P1"/>
      <text:p text:style-name="P1">Se for atualizado o localhost:8080/hello, será apresentado a mensagem "Oi João".</text:p>
      <text:p text:style-name="P1"/>
      <text:p text:style-name="P1">Para que o Thymeleaf substiua o valor atual pelo atributo/variável "nome", tem que ser utilizado a propriedade do Thymeleaf (th:text"${variável}"):</text:p>
      <text:p text:style-name="P1"/>
      <text:p text:style-name="P16">Com o Thymeleaf:</text:p>
      <text:p text:style-name="P1">======================================</text:p>
      <text:p text:style-name="P13">&lt;html&gt;</text:p>
      <text:p text:style-name="P13"><text:tab/>&lt;head&gt;</text:p>
      <text:p text:style-name="P13"><text:tab/><text:tab/>&lt;meta charset="UTF-8/&gt;</text:p>
      <text:p text:style-name="P13"><text:tab/>&lt;/head&gt;</text:p>
      <text:p text:style-name="P13"><text:tab/>&lt;body&gt;</text:p>
      <text:p text:style-name="P13"><text:tab/><text:tab/>oi &lt;span th:text<text:span text:style-name="T6">=</text:span>"${nome}"&gt;João&lt;/span&gt; (valor que será substituído pelo Thymeleaf(</text:p>
      <text:p text:style-name="P13"><text:tab/>&lt;/body&gt;</text:p>
      <text:p text:style-name="P13">&lt;/html&gt;</text:p>
      <text:p text:style-name="P1">======================================</text:p>
      <text:p text:style-name="P1"/>
      <text:p text:style-name="P7"><text:soft-page-break/>Agora, ao atualizar o localhost:8080/hello, será apresentado a mensagem "Oi Mundo". O Thymeleaf processou o html e substituiu o valor contido dentro do &lt;span <text:span text:style-name="T23">th:text=”${nome}”</text:span>&gt;João&lt;/span&gt; (João) pelo valor que ele pegou no atributo/variável <text:span text:style-name="T23">model</text:span> "nome" <text:span text:style-name="T12">(th:text</text:span><text:span text:style-name="T6">=</text:span><text:span text:style-name="T12">"${nome}")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17:00:55.434000000</meta:creation-date>
    <dc:date>2021-02-27T12:00:48.022000000</dc:date>
    <meta:editing-duration>PT1H53M4S</meta:editing-duration>
    <meta:editing-cycles>22</meta:editing-cycles>
    <meta:generator>LibreOffice/7.1.0.3$Windows_X86_64 LibreOffice_project/f6099ecf3d29644b5008cc8f48f42f4a40986e4c</meta:generator>
    <meta:document-statistic meta:table-count="0" meta:image-count="0" meta:object-count="0" meta:page-count="5" meta:paragraph-count="123" meta:word-count="1101" meta:character-count="7610" meta:non-whitespace-character-count="6581"/>
  </office:meta>
</office:document-meta>
</file>